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82pt" svg:height="336.47pt" svg:x="354.4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Linu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SG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SGX PAL + CHK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KB file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586" calcext:value-type="float">
            <text:p>0.0586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6.1321" calcext:value-type="float">
            <text:p>6.13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477.9346" calcext:value-type="float">
            <text:p>477.9346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256KB file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6.3236" calcext:value-type="float">
            <text:p>6.3236</text:p>
          </table:table-cell>
          <table:table-cell office:value-type="float" office:value="0.0074" calcext:value-type="float">
            <text:p>0.0074</text:p>
          </table:table-cell>
          <table:table-cell office:value-type="float" office:value="1891.2192" calcext:value-type="float">
            <text:p>1891.219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string" calcext:value-type="string">
            <text:p>1MB file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6.4625" calcext:value-type="float">
            <text:p>6.4625</text:p>
          </table:table-cell>
          <table:table-cell office:value-type="float" office:value="0.007" calcext:value-type="float">
            <text:p>0.0070</text:p>
          </table:table-cell>
          <table:table-cell office:value-type="float" office:value="7535.4864" calcext:value-type="float">
            <text:p>7535.4864</text:p>
          </table:table-cell>
          <table:table-cell office:value-type="float" office:value="0.7268" calcext:value-type="float">
            <text:p>0.7268</text:p>
          </table:table-cell>
        </table:table-row>
        <table:table-row table:style-name="ro1">
          <table:table-cell office:value-type="string" calcext:value-type="string">
            <text:p>4MB file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6.5046" calcext:value-type="float">
            <text:p>6.5046</text:p>
          </table:table-cell>
          <table:table-cell office:value-type="float" office:value="0.0077" calcext:value-type="float">
            <text:p>0.0077</text:p>
          </table:table-cell>
          <table:table-cell office:value-type="float" office:value="30081.5225" calcext:value-type="float">
            <text:p>30081.5225</text:p>
          </table:table-cell>
          <table:table-cell office:value-type="float" office:value="5.6957" calcext:value-type="float">
            <text:p>5.6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29:58.56769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3:34:15.404309570</dc:date>
    <meta:editing-duration>PT7H28M43S</meta:editing-duration>
    <meta:editing-cycles>18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5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5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 chart:data-label-number="value" chart:data-label-text="false" chart:data-label-symbol="false"/>
      <style:graphic-properties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5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 chart:data-label-number="value" chart:data-label-text="false" chart:data-label-symbol="false" chart:label-position="top"/>
      <style:graphic-properties svg:stroke-width="0.102cm" svg:stroke-color="#000000" draw:fill-color="#000000"/>
      <style:text-properties fo:font-family="'Times New Roman'" style:font-style-name="Regular" style:font-family-generic="roman" fo:font-size="14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 chart:symbol-type="named-symbol" chart:symbol-name="square" chart:symbol-width="0.3cm" chart:symbol-height="0.3cm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46cm" svg:height="11.871cm" xlink:href=".." xlink:type="simple" chart:class="chart:line" chart:style-name="ch1">
        <chart:legend svg:x="0cm" svg:y="0cm" style:legend-expansion="custom" chartooo:width="16.046cm" chartooo:height="2.363cm" style:legend-expansion-aspect-ratio="6.79052052475667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301cm" svg:y="2.362cm" svg:width="13.41cm" svg:height="7.858cm">
          <chartooo:coordinate-region svg:x="4.584cm" svg:y="2.639cm" svg:width="10.247cm" svg:height="6.78cm"/>
          <chart:axis chart:dimension="x" chart:name="primary-x" chart:style-name="ch4" chartooo:axis-type="auto">
            <chartooo:date-scale/>
            <chart:title svg:x="8.589cm" svg:y="10.789cm" chart:style-name="ch5">
              <text:p>File size</text:p>
            </chart:title>
            <chart:categories table:cell-range-address="Sheet1.A3:Sheet1.A6"/>
          </chart:axis>
          <chart:axis chart:dimension="y" chart:name="primary-y" chart:style-name="ch6">
            <chart:title svg:x="0.4cm" svg:y="9.292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style-name="ch17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() - SGX PAL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() - SGX PAL + CHK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KB file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6.1321">
                <text:p>6.1321</text:p>
                <draw:g>
                  <svg:desc>Sheet1.F3:Sheet1.F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477.9346">
                <text:p>477.9346</text:p>
                <draw:g>
                  <svg:desc>Sheet1.H3:Sheet1.H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56KB file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6.3236">
                <text:p>6.3236</text:p>
              </table:table-cell>
              <table:table-cell office:value-type="float" office:value="0.0074">
                <text:p>0.0074</text:p>
              </table:table-cell>
              <table:table-cell office:value-type="float" office:value="0.0074">
                <text:p>0.0074</text:p>
              </table:table-cell>
              <table:table-cell office:value-type="float" office:value="1891.2192">
                <text:p>1891.2192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1MB file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6.4625">
                <text:p>6.462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7535.4864">
                <text:p>7535.4864</text:p>
              </table:table-cell>
              <table:table-cell office:value-type="float" office:value="0.7268">
                <text:p>0.7268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4MB file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6.5046">
                <text:p>6.5046</text:p>
              </table:table-cell>
              <table:table-cell office:value-type="float" office:value="0.0077">
                <text:p>0.0077</text:p>
              </table:table-cell>
              <table:table-cell office:value-type="float" office:value="0.0077">
                <text:p>0.0077</text:p>
              </table:table-cell>
              <table:table-cell office:value-type="float" office:value="30081.5225">
                <text:p>30081.5225</text:p>
              </table:table-cell>
              <table:table-cell office:value-type="float" office:value="5.6957">
                <text:p>5.6957</text:p>
              </table:table-cell>
              <table:table-cell office:value-type="float" office:value="5.6957">
                <text:p>5.6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